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Cache.getMethod( Class type , String methodName , int argCou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Cache.Metho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Cache.getMethods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Cache.getMethod( Class type , String methodName , Class [ ] arg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Cache.getMethod( Class type , String methodName , String [ ] argTyp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